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72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33.0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.05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5.79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glyph-orientation-vertical="auto" style:text-align-source="fix" style:repeat-content="false" fo:border="0.06pt solid #000000" style:direction="ttb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6pt solid #000000" style:direction="ttb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112">
      <style:table-cell-properties fo:border="0.06pt solid #000000" style:shrink-to-fit="tru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justify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="0.06pt solid #000000" style:shrink-to-fit="true"/>
    </style:style>
    <style:style style:name="ce13" style:family="table-cell" style:parent-style-name="Default">
      <style:table-cell-properties style:text-align-source="fix" style:repeat-content="false"/>
      <style:paragraph-properties fo:text-align="justify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13">
      <style:table-cell-properties fo:border="0.06pt solid #000000"/>
    </style:style>
    <style:style style:name="ce16" style:family="table-cell" style:parent-style-name="Default" style:data-style-name="N113">
      <style:table-cell-properties style:text-align-source="value-type" style:repeat-content="false" fo:border="0.06pt solid #000000" style:vertical-align="middle"/>
      <style:paragraph-properties fo:margin-left="0mm"/>
    </style:style>
    <style:style style:name="ce17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8" style:family="table-cell" style:parent-style-name="Default" style:data-style-name="N113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9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mm"/>
    </style:style>
    <style:style style:name="ce45" style:family="table-cell" style:parent-style-name="Default" style:data-style-name="N113">
      <style:table-cell-properties style:text-align-source="fix" style:repeat-content="false" fo:border="0.06pt solid #000000"/>
      <style:paragraph-properties fo:text-align="end" fo:margin-left="0mm"/>
    </style:style>
    <style:style style:name="ce21" style:family="table-cell" style:parent-style-name="Default" style:data-style-name="N113"/>
    <style:style style:name="ce22" style:family="table-cell" style:parent-style-name="Default" style:data-style-name="N113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Arial" style:font-name-asian="TakaoPGothic" style:font-name-complex="Lohit Hindi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 style:data-style-name="N113">
      <style:table-cell-properties style:diagonal-bl-tr="none" style:diagonal-tl-br="none" fo:border="0.06pt solid #000000"/>
    </style:style>
    <style:style style:name="ce26" style:family="table-cell" style:parent-style-name="Default">
      <style:table-cell-properties style:glyph-orientation-vertical="0" style:text-align-source="fix" style:repeat-content="false" fo:border="0.06pt solid #000000" style:direction="ltr" style:vertical-align="middle"/>
      <style:paragraph-properties fo:text-align="center"/>
    </style:style>
    <style:style style:name="ce27" style:family="table-cell" style:parent-style-name="Default">
      <style:table-cell-properties style:diagonal-bl-tr="none" style:diagonal-tl-br="none" fo:border="0.06pt solid #000000"/>
    </style:style>
    <style:style style:name="ce28" style:family="table-cell" style:parent-style-name="Default">
      <style:table-cell-properties style:glyph-orientation-vertical="0" fo:border-bottom="none" fo:border-left="none" style:direction="ltr" fo:border-right="0.06pt solid #000000" fo:border-top="none"/>
    </style:style>
    <style:style style:name="ce29" style:family="table-cell" style:parent-style-name="Default" style:data-style-name="N113">
      <style:table-cell-properties fo:border-bottom="none" fo:border-left="none" fo:border-right="0.06pt solid #000000" fo:border-top="none"/>
    </style:style>
    <style:style style:name="ce30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調書2" table:style-name="ta1" table:print-ranges="調書2.A1:調書2.J50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17"/>
        <table:table-column table:style-name="co5" table:number-columns-repeated="4" table:default-cell-style-name="ce45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office:value-type="string" calcext:value-type="string">
            <text:p>CaseNo.</text:p>
          </table:table-cell>
          <table:table-cell table:style-name="Default"/>
          <table:table-cell table:style-name="ce11"/>
          <table:table-cell table:style-name="Default" table:number-columns-repeated="2"/>
          <table:table-cell table:style-name="ce23" office:value-type="string" calcext:value-type="string">
            <text:p>認定日</text:p>
          </table:table-cell>
          <table:table-cell table:style-name="ce26" office:value-type="string" calcext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office:value-type="string" calcext:value-type="string">
            <text:p>起案日</text:p>
          </table:table-cell>
          <table:table-cell table:style-name="ce26" office:value-type="string" calcext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1" office:value-type="string" calcext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  <table:table-cell/>
        </table:table-row>
        <table:table-row table:style-name="ro3">
          <table:table-cell/>
          <table:table-cell table:style-name="ce1" office:value-type="string" calcext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4" office:value-type="string" calcext:value-type="string">
            <text:p>一般分</text:p>
          </table:table-cell>
          <table:table-cell table:style-name="ce14" office:value-type="string" calcext:value-type="string">
            <text:p>加算額</text:p>
          </table:table-cell>
          <table:table-cell table:style-name="ce24" office:value-type="string" calcext:value-type="string" table:number-columns-spanned="3" table:number-rows-spanned="1">
            <text:p>加算種別</text:p>
          </table:table-cell>
          <table:covered-table-cell table:number-columns-repeated="2" table:style-name="ce27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13">
            <text:p>第 <text:s/>一 <text:s/>類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小　　　計</text:p>
          </table:table-cell>
          <table:covered-table-cell table:style-name="ce9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逓　減　率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　　計　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第二類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冬季加算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住宅費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9">
            <text:p>教 <text:s/>育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 table:style-name="ce13"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年</text:p>
          </table:table-cell>
          <table:covered-table-cell table:style-name="ce13"/>
          <table:table-cell table:style-name="ce19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基準額</text:p>
          </table:table-cell>
          <table:covered-table-cell table:style-name="ce13"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教材代</text:p>
          </table:table-cell>
          <table:covered-table-cell table:style-name="ce13"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校給食費</text:p>
          </table:table-cell>
          <table:covered-table-cell table:style-name="ce13"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交通費</text:p>
          </table:table-cell>
          <table:covered-table-cell table:style-name="ce13"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習支援費</text:p>
          </table:table-cell>
          <table:covered-table-cell table:style-name="ce13"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その他</text:p>
          </table:table-cell>
          <table:covered-table-cell table:style-name="ce13"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　計　</text:p>
          </table:table-cell>
          <table:covered-table-cell table:style-name="ce13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介 <text:s/>護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所要介護費概算月額</text:p>
          </table:table-cell>
          <table:covered-table-cell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介護保険（ー）</text:p>
          </table:table-cell>
          <table:covered-table-cell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医 <text:s/>療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所要医療費概算月額</text:p>
          </table:table-cell>
          <table:covered-table-cell/>
          <table:table-cell table:style-name="ce45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医療保険（ー）</text:p>
          </table:table-cell>
          <table:covered-table-cell/>
          <table:table-cell table:style-name="ce45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45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最低生活費認定額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31" office:value-type="string" calcext:value-type="string">
            <text:p>調書(2)</text:p>
          </table:table-cell>
          <table:table-cell/>
        </table:table-row>
      </table:table>
      <table:named-expressions>
        <table:named-range table:name="CaseNo" table:base-cell-address="$調書2.$D$2" table:cell-range-address="$調書2.$D$2"/>
        <table:named-range table:name="Gakunen0" table:base-cell-address="$調書2.$E$26" table:cell-range-address="$調書2.$E$26"/>
        <table:named-range table:name="Gakunen1" table:base-cell-address="$調書2.$F$26" table:cell-range-address="$調書2.$F$26"/>
        <table:named-range table:name="Gakunen2" table:base-cell-address="$調書2.$G$26" table:cell-range-address="$調書2.$G$26"/>
        <table:named-range table:name="Gakunen3" table:base-cell-address="$調書2.$H$26" table:cell-range-address="$調書2.$H$26"/>
        <table:named-range table:name="Gakunen4" table:base-cell-address="$調書2.$I$26" table:cell-range-address="$調書2.$I$26"/>
        <table:named-range table:name="inNo0" table:base-cell-address="$調書2.$C$7" table:cell-range-address="$調書2.$C$7"/>
        <table:named-range table:name="inNo1" table:base-cell-address="$調書2.$C$8" table:cell-range-address="$調書2.$C$8"/>
        <table:named-range table:name="inNo2" table:base-cell-address="$調書2.$C$9" table:cell-range-address="$調書2.$C$9"/>
        <table:named-range table:name="inNo3" table:base-cell-address="$調書2.$C$10" table:cell-range-address="$調書2.$C$10"/>
        <table:named-range table:name="inNo4" table:base-cell-address="$調書2.$C$11" table:cell-range-address="$調書2.$C$11"/>
        <table:named-range table:name="inNo5" table:base-cell-address="$調書2.$C$12" table:cell-range-address="$調書2.$C$12"/>
        <table:named-range table:name="inNo6" table:base-cell-address="$調書2.$C$13" table:cell-range-address="$調書2.$C$13"/>
        <table:named-range table:name="inNo7" table:base-cell-address="$調書2.$C$14" table:cell-range-address="$調書2.$C$14"/>
        <table:named-range table:name="inNo8" table:base-cell-address="$調書2.$C$15" table:cell-range-address="$調書2.$C$15"/>
        <table:named-range table:name="inNo9" table:base-cell-address="$調書2.$C$16" table:cell-range-address="$調書2.$C$16"/>
        <table:named-range table:name="Ippan0" table:base-cell-address="$調書2.$E$7" table:cell-range-address="$調書2.$E$7"/>
        <table:named-range table:name="Ippan1" table:base-cell-address="$調書2.$E$8" table:cell-range-address="$調書2.$E$8"/>
        <table:named-range table:name="Ippan2" table:base-cell-address="$調書2.$E$9" table:cell-range-address="$調書2.$E$9"/>
        <table:named-range table:name="Ippan3" table:base-cell-address="$調書2.$E$10" table:cell-range-address="$調書2.$E$10"/>
        <table:named-range table:name="Ippan4" table:base-cell-address="$調書2.$E$11" table:cell-range-address="$調書2.$E$11"/>
        <table:named-range table:name="Ippan5" table:base-cell-address="$調書2.$E$12" table:cell-range-address="$調書2.$E$12"/>
        <table:named-range table:name="Ippan6" table:base-cell-address="$調書2.$E$13" table:cell-range-address="$調書2.$E$13"/>
        <table:named-range table:name="Ippan7" table:base-cell-address="$調書2.$E$14" table:cell-range-address="$調書2.$E$14"/>
        <table:named-range table:name="Ippan8" table:base-cell-address="$調書2.$E$15" table:cell-range-address="$調書2.$E$15"/>
        <table:named-range table:name="Ippan9" table:base-cell-address="$調書2.$E$16" table:cell-range-address="$調書2.$E$16"/>
        <table:named-range table:name="IrGetugaku0" table:base-cell-address="$調書2.$E$40" table:cell-range-address="$調書2.$E$40"/>
        <table:named-range table:name="IrGetugaku1" table:base-cell-address="$調書2.$F$40" table:cell-range-address="$調書2.$F$40"/>
        <table:named-range table:name="IrGetugaku2" table:base-cell-address="$調書2.$G$40" table:cell-range-address="$調書2.$G$40"/>
        <table:named-range table:name="IrGetugaku3" table:base-cell-address="$調書2.$H$40" table:cell-range-address="$調書2.$H$40"/>
        <table:named-range table:name="IrGetugaku4" table:base-cell-address="$調書2.$I$40" table:cell-range-address="$調書2.$I$40"/>
        <table:named-range table:name="IrHoken0" table:base-cell-address="$調書2.$E$41" table:cell-range-address="$調書2.$E$41"/>
        <table:named-range table:name="IrHoken1" table:base-cell-address="$調書2.$F$41" table:cell-range-address="$調書2.$F$41"/>
        <table:named-range table:name="IrHoken2" table:base-cell-address="$調書2.$G$41" table:cell-range-address="$調書2.$G$41"/>
        <table:named-range table:name="IrHoken3" table:base-cell-address="$調書2.$H$41" table:cell-range-address="$調書2.$H$41"/>
        <table:named-range table:name="IrHoken4" table:base-cell-address="$調書2.$I$41" table:cell-range-address="$調書2.$I$41"/>
        <table:named-range table:name="IrNameKj0" table:base-cell-address="$調書2.$E$39" table:cell-range-address="$調書2.$E$39"/>
        <table:named-range table:name="IrNameKj1" table:base-cell-address="$調書2.$F$39" table:cell-range-address="$調書2.$F$39"/>
        <table:named-range table:name="IrNameKj2" table:base-cell-address="$調書2.$G$39" table:cell-range-address="$調書2.$G$39"/>
        <table:named-range table:name="IrNameKj3" table:base-cell-address="$調書2.$H$39" table:cell-range-address="$調書2.$H$39"/>
        <table:named-range table:name="IrNameKj4" table:base-cell-address="$調書2.$I$39" table:cell-range-address="$調書2.$I$39"/>
        <table:named-range table:name="IrSonota0" table:base-cell-address="$調書2.$E$42" table:cell-range-address="$調書2.$E$42"/>
        <table:named-range table:name="IrSonota1" table:base-cell-address="$調書2.$F$42" table:cell-range-address="$調書2.$F$42"/>
        <table:named-range table:name="IrSonota2" table:base-cell-address="$調書2.$G$42" table:cell-range-address="$調書2.$G$42"/>
        <table:named-range table:name="IrSonota3" table:base-cell-address="$調書2.$H$42" table:cell-range-address="$調書2.$H$42"/>
        <table:named-range table:name="IrSonota4" table:base-cell-address="$調書2.$I$42" table:cell-range-address="$調書2.$I$42"/>
        <table:named-range table:name="IryoTotal" table:base-cell-address="$調書2.$E$43" table:cell-range-address="$調書2.$E$43"/>
        <table:named-range table:name="ItijiKngk0" table:base-cell-address="$調書2.$E$44" table:cell-range-address="$調書2.$E$44"/>
        <table:named-range table:name="ItijiKngk1" table:base-cell-address="$調書2.$E$45" table:cell-range-address="$調書2.$E$45"/>
        <table:named-range table:name="ItijiKngk2" table:base-cell-address="$調書2.$E$46" table:cell-range-address="$調書2.$E$46"/>
        <table:named-range table:name="ItijiKngk3" table:base-cell-address="$調書2.$E$47" table:cell-range-address="$調書2.$E$47"/>
        <table:named-range table:name="ItijiKngk4" table:base-cell-address="$調書2.$E$48" table:cell-range-address="$調書2.$E$48"/>
        <table:named-range table:name="ItijiName0" table:base-cell-address="$調書2.$B$44" table:cell-range-address="$調書2.$B$44"/>
        <table:named-range table:name="ItijiName1" table:base-cell-address="$調書2.$B$45" table:cell-range-address="$調書2.$B$45"/>
        <table:named-range table:name="ItijiName2" table:base-cell-address="$調書2.$B$46" table:cell-range-address="$調書2.$B$46"/>
        <table:named-range table:name="ItijiName3" table:base-cell-address="$調書2.$B$47" table:cell-range-address="$調書2.$B$47"/>
        <table:named-range table:name="ItijiName4" table:base-cell-address="$調書2.$B$48" table:cell-range-address="$調書2.$B$48"/>
        <table:named-range table:name="ItiruiTotal" table:base-cell-address="$調書2.$E$19" table:cell-range-address="$調書2.$E$19"/>
        <table:named-range table:name="JyutakuTotal" table:base-cell-address="$調書2.$E$24" table:cell-range-address="$調書2.$E$24"/>
        <table:named-range table:name="KaigoTotal" table:base-cell-address="$調書2.$E$38" table:cell-range-address="$調書2.$E$38"/>
        <table:named-range table:name="Kasan0" table:base-cell-address="$調書2.$F$7" table:cell-range-address="$調書2.$F$7"/>
        <table:named-range table:name="Kasan1" table:base-cell-address="$調書2.$F$8" table:cell-range-address="$調書2.$F$8"/>
        <table:named-range table:name="Kasan2" table:base-cell-address="$調書2.$F$9" table:cell-range-address="$調書2.$F$9"/>
        <table:named-range table:name="Kasan3" table:base-cell-address="$調書2.$F$10" table:cell-range-address="$調書2.$F$10"/>
        <table:named-range table:name="Kasan4" table:base-cell-address="$調書2.$F$11" table:cell-range-address="$調書2.$F$11"/>
        <table:named-range table:name="Kasan5" table:base-cell-address="$調書2.$F$12" table:cell-range-address="$調書2.$F$12"/>
        <table:named-range table:name="Kasan6" table:base-cell-address="$調書2.$F$13" table:cell-range-address="$調書2.$F$13"/>
        <table:named-range table:name="Kasan7" table:base-cell-address="$調書2.$F$14" table:cell-range-address="$調書2.$F$14"/>
        <table:named-range table:name="Kasan8" table:base-cell-address="$調書2.$F$15" table:cell-range-address="$調書2.$F$15"/>
        <table:named-range table:name="Kasan9" table:base-cell-address="$調書2.$F$16" table:cell-range-address="$調書2.$F$16"/>
        <table:named-range table:name="KasanSbt0" table:base-cell-address="$調書2.$G$7" table:cell-range-address="$調書2.$G$7"/>
        <table:named-range table:name="KgGetugaku0" table:base-cell-address="$調書2.$E$35" table:cell-range-address="$調書2.$E$35"/>
        <table:named-range table:name="KgGetugaku1" table:base-cell-address="$調書2.$F$35" table:cell-range-address="$調書2.$F$35"/>
        <table:named-range table:name="KgGetugaku2" table:base-cell-address="$調書2.$G$35" table:cell-range-address="$調書2.$G$35"/>
        <table:named-range table:name="KgGetugaku3" table:base-cell-address="$調書2.$H$35" table:cell-range-address="$調書2.$H$35"/>
        <table:named-range table:name="KgGetugaku4" table:base-cell-address="$調書2.$I$35" table:cell-range-address="$調書2.$I$35"/>
        <table:named-range table:name="KgHoken0" table:base-cell-address="$調書2.$E$36" table:cell-range-address="$調書2.$E$36"/>
        <table:named-range table:name="KgHoken1" table:base-cell-address="$調書2.$F$36" table:cell-range-address="$調書2.$F$36"/>
        <table:named-range table:name="KgHoken2" table:base-cell-address="$調書2.$G$36" table:cell-range-address="$調書2.$G$36"/>
        <table:named-range table:name="KgHoken3" table:base-cell-address="$調書2.$H$36" table:cell-range-address="$調書2.$H$36"/>
        <table:named-range table:name="KgHoken4" table:base-cell-address="$調書2.$I$36" table:cell-range-address="$調書2.$I$36"/>
        <table:named-range table:name="KgNameKj0" table:base-cell-address="$調書2.$E$34" table:cell-range-address="$調書2.$E$34"/>
        <table:named-range table:name="KgNameKj1" table:base-cell-address="$調書2.$F$34" table:cell-range-address="$調書2.$F$34"/>
        <table:named-range table:name="KgNameKj2" table:base-cell-address="$調書2.$G$34" table:cell-range-address="$調書2.$G$34"/>
        <table:named-range table:name="KgNameKj3" table:base-cell-address="$調書2.$H$34" table:cell-range-address="$調書2.$H$34"/>
        <table:named-range table:name="KgNameKj4" table:base-cell-address="$調書2.$I$34" table:cell-range-address="$調書2.$I$34"/>
        <table:named-range table:name="KgSonota0" table:base-cell-address="$調書2.$E$37" table:cell-range-address="$調書2.$E$37"/>
        <table:named-range table:name="KgSonota1" table:base-cell-address="$調書2.$F$37" table:cell-range-address="$調書2.$F$37"/>
        <table:named-range table:name="KgSonota2" table:base-cell-address="$調書2.$G$37" table:cell-range-address="$調書2.$G$37"/>
        <table:named-range table:name="KgSonota3" table:base-cell-address="$調書2.$H$37" table:cell-range-address="$調書2.$H$37"/>
        <table:named-range table:name="KgSonota4" table:base-cell-address="$調書2.$I$37" table:cell-range-address="$調書2.$I$37"/>
        <table:named-range table:name="KianYmd" table:base-cell-address="$調書2.$H$3" table:cell-range-address="$調書2.$H$3"/>
        <table:named-range table:name="Kimatu" table:base-cell-address="$調書2.$E$22" table:cell-range-address="$調書2.$E$22"/>
        <table:named-range table:name="KKijyun0" table:base-cell-address="$調書2.$E$27" table:cell-range-address="$調書2.$E$27"/>
        <table:named-range table:name="KKijyun1" table:base-cell-address="$調書2.$F$27" table:cell-range-address="$調書2.$F$27"/>
        <table:named-range table:name="KKijyun2" table:base-cell-address="$調書2.$G$27" table:cell-range-address="$調書2.$G$27"/>
        <table:named-range table:name="KKijyun3" table:base-cell-address="$調書2.$H$27" table:cell-range-address="$調書2.$H$27"/>
        <table:named-range table:name="KKijyun4" table:base-cell-address="$調書2.$I$27" table:cell-range-address="$調書2.$I$27"/>
        <table:named-range table:name="KNameKj0" table:base-cell-address="$調書2.$E$25" table:cell-range-address="$調書2.$E$25"/>
        <table:named-range table:name="KNameKj1" table:base-cell-address="$調書2.$F$25" table:cell-range-address="$調書2.$F$25"/>
        <table:named-range table:name="KNameKj2" table:base-cell-address="$調書2.$G$25" table:cell-range-address="$調書2.$G$25"/>
        <table:named-range table:name="KNameKj3" table:base-cell-address="$調書2.$H$25" table:cell-range-address="$調書2.$H$25"/>
        <table:named-range table:name="KNameKj4" table:base-cell-address="$調書2.$I$25" table:cell-range-address="$調書2.$I$25"/>
        <table:named-range table:name="Koutu0" table:base-cell-address="$調書2.$E$30" table:cell-range-address="$調書2.$E$30"/>
        <table:named-range table:name="Koutu1" table:base-cell-address="$調書2.$F$30" table:cell-range-address="$調書2.$F$30"/>
        <table:named-range table:name="Koutu2" table:base-cell-address="$調書2.$G$30" table:cell-range-address="$調書2.$G$30"/>
        <table:named-range table:name="Koutu3" table:base-cell-address="$調書2.$H$30" table:cell-range-address="$調書2.$H$30"/>
        <table:named-range table:name="Koutu4" table:base-cell-address="$調書2.$I$30" table:cell-range-address="$調書2.$I$30"/>
        <table:named-range table:name="KSonota0" table:base-cell-address="$調書2.$E$32" table:cell-range-address="$調書2.$E$32"/>
        <table:named-range table:name="KSonota1" table:base-cell-address="$調書2.$F$32" table:cell-range-address="$調書2.$F$32"/>
        <table:named-range table:name="KSonota2" table:base-cell-address="$調書2.$G$32" table:cell-range-address="$調書2.$G$32"/>
        <table:named-range table:name="KSonota3" table:base-cell-address="$調書2.$H$32" table:cell-range-address="$調書2.$H$32"/>
        <table:named-range table:name="KSonota4" table:base-cell-address="$調書2.$I$32" table:cell-range-address="$調書2.$I$32"/>
        <table:named-range table:name="KyoikuTotal" table:base-cell-address="$調書2.$E$33" table:cell-range-address="$調書2.$E$33"/>
        <table:named-range table:name="Kyozai0" table:base-cell-address="$調書2.$E$28" table:cell-range-address="$調書2.$E$28"/>
        <table:named-range table:name="Kyozai1" table:base-cell-address="$調書2.$F$28" table:cell-range-address="$調書2.$F$28"/>
        <table:named-range table:name="Kyozai2" table:base-cell-address="$調書2.$G$28" table:cell-range-address="$調書2.$G$28"/>
        <table:named-range table:name="Kyozai3" table:base-cell-address="$調書2.$H$28" table:cell-range-address="$調書2.$H$28"/>
        <table:named-range table:name="Kyozai4" table:base-cell-address="$調書2.$I$28" table:cell-range-address="$調書2.$I$28"/>
        <table:named-range table:name="Kyusyoku0" table:base-cell-address="$調書2.$E$29" table:cell-range-address="$調書2.$E$29"/>
        <table:named-range table:name="Kyusyoku1" table:base-cell-address="$調書2.$F$29" table:cell-range-address="$調書2.$F$29"/>
        <table:named-range table:name="Kyusyoku2" table:base-cell-address="$調書2.$G$29" table:cell-range-address="$調書2.$G$29"/>
        <table:named-range table:name="Kyusyoku3" table:base-cell-address="$調書2.$H$29" table:cell-range-address="$調書2.$H$29"/>
        <table:named-range table:name="Kyusyoku4" table:base-cell-address="$調書2.$I$29" table:cell-range-address="$調書2.$I$29"/>
        <table:named-range table:name="NameKj0" table:base-cell-address="$調書2.$D$7" table:cell-range-address="$調書2.$D$7"/>
        <table:named-range table:name="NameKj1" table:base-cell-address="$調書2.$D$8" table:cell-range-address="$調書2.$D$8"/>
        <table:named-range table:name="NameKj2" table:base-cell-address="$調書2.$D$9" table:cell-range-address="$調書2.$D$9"/>
        <table:named-range table:name="NameKj3" table:base-cell-address="$調書2.$D$10" table:cell-range-address="$調書2.$D$10"/>
        <table:named-range table:name="NameKj4" table:base-cell-address="$調書2.$D$11" table:cell-range-address="$調書2.$D$11"/>
        <table:named-range table:name="NameKj5" table:base-cell-address="$調書2.$D$12" table:cell-range-address="$調書2.$D$12"/>
        <table:named-range table:name="NameKj6" table:base-cell-address="$調書2.$D$13" table:cell-range-address="$調書2.$D$13"/>
        <table:named-range table:name="NameKj7" table:base-cell-address="$調書2.$D$14" table:cell-range-address="$調書2.$D$14"/>
        <table:named-range table:name="NameKj8" table:base-cell-address="$調書2.$D$15" table:cell-range-address="$調書2.$D$15"/>
        <table:named-range table:name="NameKj9" table:base-cell-address="$調書2.$D$16" table:cell-range-address="$調書2.$D$16"/>
        <table:named-range table:name="NinteiYmd" table:base-cell-address="$調書2.$H$2" table:cell-range-address="$調書2.$H$2"/>
        <table:named-range table:name="NiruiTotal" table:base-cell-address="$調書2.$E$20" table:cell-range-address="$調書2.$E$20"/>
        <table:named-range table:name="Seikatu0" table:base-cell-address="$調書2.$G$7" table:cell-range-address="$調書2.$G$7"/>
        <table:named-range table:name="Seikatu1" table:base-cell-address="$調書2.$G$8" table:cell-range-address="$調書2.$G$8"/>
        <table:named-range table:name="Seikatu2" table:base-cell-address="$調書2.$G$9" table:cell-range-address="$調書2.$G$9"/>
        <table:named-range table:name="Seikatu3" table:base-cell-address="$調書2.$G$10" table:cell-range-address="$調書2.$G$10"/>
        <table:named-range table:name="Seikatu4" table:base-cell-address="$調書2.$G$11" table:cell-range-address="$調書2.$G$11"/>
        <table:named-range table:name="Seikatu5" table:base-cell-address="$調書2.$G$12" table:cell-range-address="$調書2.$G$12"/>
        <table:named-range table:name="Seikatu6" table:base-cell-address="$調書2.$G$13" table:cell-range-address="$調書2.$G$13"/>
        <table:named-range table:name="Seikatu7" table:base-cell-address="$調書2.$G$14" table:cell-range-address="$調書2.$G$14"/>
        <table:named-range table:name="Seikatu8" table:base-cell-address="$調書2.$G$15" table:cell-range-address="$調書2.$G$15"/>
        <table:named-range table:name="Seikatu9" table:base-cell-address="$調書2.$G$16" table:cell-range-address="$調書2.$G$16"/>
        <table:named-range table:name="SeikatuTotal" table:base-cell-address="$調書2.$E$23" table:cell-range-address="$調書2.$E$23"/>
        <table:named-range table:name="Sien0" table:base-cell-address="$調書2.$E$31" table:cell-range-address="$調書2.$E$31"/>
        <table:named-range table:name="Sien1" table:base-cell-address="$調書2.$F$31" table:cell-range-address="$調書2.$F$31"/>
        <table:named-range table:name="Sien2" table:base-cell-address="$調書2.$G$31" table:cell-range-address="$調書2.$G$31"/>
        <table:named-range table:name="Sien3" table:base-cell-address="$調書2.$H$31" table:cell-range-address="$調書2.$H$31"/>
        <table:named-range table:name="Sien4" table:base-cell-address="$調書2.$I$31" table:cell-range-address="$調書2.$I$31"/>
        <table:named-range table:name="SyoukeiIppan" table:base-cell-address="$調書2.$E$17" table:cell-range-address="$調書2.$E$17"/>
        <table:named-range table:name="SyoukeiKasan" table:base-cell-address="$調書2.$F$17" table:cell-range-address="$調書2.$F$17"/>
        <table:named-range table:name="TeigenRitu" table:base-cell-address="$調書2.$E$18" table:cell-range-address="$調書2.$E$18"/>
        <table:named-range table:name="Total" table:base-cell-address="$調書2.$E$49" table:cell-range-address="$調書2.$E$49"/>
        <table:named-range table:name="Touki" table:base-cell-address="$調書2.$E$21" table:cell-range-address="$調書2.$E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0" loext:min-decimal-places="0" number:min-integer-digits="1"/>
      <number:text> </number:text>
    </number:number-style>
    <number:number-style style:name="N113">
      <number:number number:decimal-places="0" loext:min-decimal-places="0" number:min-integer-digits="1" number:grouping="true"/>
      <number:text>　</number:text>
    </number:number-style>
    <style:style style:name="Default" style:family="table-cell">
      <style:text-properties style:font-name-asian="TakaoPGothic" style:font-family-asian="TakaoPGothic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00/00/00</text:date>, <text:time style:data-style-name="N2" text:time-value="07:21:21.38372959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LibreOffice/5.3.1.2$Linux_X86_64 LibreOffice_project/30m0$Build-2</meta:generator>
    <dc:date>2014-03-19T12:14:17.83</dc:date>
    <dc:creator>TANAKA Hidemune</dc:creator>
    <meta:editing-duration>PT1H25M26S</meta:editing-duration>
    <meta:editing-cycles>36</meta:editing-cycles>
    <meta:document-statistic meta:table-count="1" meta:cell-count="48" meta:object-count="0"/>
  </office:meta>
</office:document-meta>
</file>